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Eczar1" svg:font-family="Eczar"/>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Eczar" svg:font-family="Eczar" style:font-family-generic="system" style:font-pitch="variable"/>
    <style:font-face style:name="Liberation Sans1" svg:font-family="'Liberation Sans'" style:font-family-generic="system" style:font-pitch="variable"/>
  </office:font-face-decls>
  <office:automatic-styles>
    <style:style style:name="Tableau1" style:family="table">
      <style:table-properties style:width="17.59cm" table:align="margins"/>
    </style:style>
    <style:style style:name="Tableau1.A" style:family="table-column">
      <style:table-column-properties style:column-width="8.795cm" style:rel-column-width="32767*"/>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Times New Roman" fo:font-size="16pt" style:text-underline-style="solid" style:text-underline-width="auto" style:text-underline-color="font-color" fo:font-weight="bold" officeooo:rsid="00086dcd" officeooo:paragraph-rsid="00086dcd" style:font-size-asian="14pt" style:font-weight-asian="bold" style:font-size-complex="16pt" style:font-weight-complex="bold"/>
    </style:style>
    <style:style style:name="P2" style:family="paragraph" style:parent-style-name="Standard">
      <style:paragraph-properties fo:text-align="center" style:justify-single-word="false"/>
      <style:text-properties style:font-name="Times New Roman" fo:font-size="16pt" style:text-underline-style="none" fo:font-weight="normal" officeooo:rsid="00086dcd" officeooo:paragraph-rsid="00086dcd" style:font-size-asian="14pt" style:font-weight-asian="normal" style:font-size-complex="16pt" style:font-weight-complex="normal"/>
    </style:style>
    <style:style style:name="P3" style:family="paragraph" style:parent-style-name="Standard">
      <style:paragraph-properties fo:text-align="start" style:justify-single-word="false"/>
      <style:text-properties style:font-name="Times New Roman" fo:font-size="14pt" style:text-underline-style="solid" style:text-underline-width="auto" style:text-underline-color="font-color" fo:font-weight="bold" officeooo:rsid="0009c106" officeooo:paragraph-rsid="0009c106" style:font-size-asian="12.25pt" style:font-weight-asian="bold" style:font-size-complex="14pt" style:font-weight-complex="bold"/>
    </style:style>
    <style:style style:name="P4" style:family="paragraph" style:parent-style-name="Standard">
      <style:paragraph-properties fo:text-align="start" style:justify-single-word="false"/>
      <style:text-properties style:font-name="Times New Roman" fo:font-size="14pt" style:text-underline-style="none" fo:font-weight="normal" officeooo:rsid="0009c106" officeooo:paragraph-rsid="0009c106" style:font-size-asian="12.25pt" style:font-weight-asian="normal" style:font-size-complex="14pt" style:font-weight-complex="normal"/>
    </style:style>
    <style:style style:name="P5" style:family="paragraph" style:parent-style-name="Standard">
      <style:paragraph-properties fo:text-align="start" style:justify-single-word="false"/>
      <style:text-properties style:font-name="Times New Roman" fo:font-size="12pt" style:text-underline-style="none" fo:font-weight="normal" officeooo:rsid="000acd1a" officeooo:paragraph-rsid="000acd1a" style:font-size-asian="12pt" style:font-weight-asian="normal" style:font-size-complex="12pt" style:font-weight-complex="normal"/>
    </style:style>
    <style:style style:name="P6" style:family="paragraph" style:parent-style-name="Standard">
      <style:paragraph-properties fo:text-align="start" style:justify-single-word="false"/>
      <style:text-properties style:font-name="Times New Roman" fo:font-size="12pt" style:text-underline-style="none" fo:font-weight="normal" officeooo:rsid="00fa2544" officeooo:paragraph-rsid="00fa2544" style:font-size-asian="12pt" style:font-weight-asian="normal" style:font-size-complex="12pt" style:font-weight-complex="normal"/>
    </style:style>
    <style:style style:name="P7" style:family="paragraph" style:parent-style-name="Standard">
      <style:paragraph-properties fo:text-align="start" style:justify-single-word="false"/>
      <style:text-properties style:font-name="Times New Roman" fo:font-size="12pt" style:text-underline-style="none" fo:font-weight="normal" officeooo:rsid="00fd7ba5" officeooo:paragraph-rsid="00fd7ba5" style:font-size-asian="12pt" style:font-weight-asian="normal" style:font-size-complex="12pt" style:font-weight-complex="normal"/>
    </style:style>
    <style:style style:name="P8" style:family="paragraph" style:parent-style-name="Standard">
      <style:paragraph-properties fo:text-align="start" style:justify-single-word="false"/>
      <style:text-properties style:font-name="Times New Roman" fo:font-size="12pt" style:text-underline-style="none" fo:font-weight="normal" officeooo:rsid="00fd7ba5" officeooo:paragraph-rsid="00fd7ba5" style:font-size-asian="12pt" style:font-weight-asian="normal" style:font-size-complex="12pt" style:font-weight-complex="normal"/>
    </style:style>
    <style:style style:name="P9" style:family="paragraph" style:parent-style-name="Standard" style:list-style-name="L1">
      <style:paragraph-properties fo:text-align="start" style:justify-single-word="false"/>
      <style:text-properties style:font-name="Times New Roman" fo:font-size="12pt" style:text-underline-style="none" fo:font-weight="normal" officeooo:rsid="00fd7ba5" officeooo:paragraph-rsid="00fd7ba5" style:font-size-asian="12pt" style:font-weight-asian="normal" style:font-size-complex="12pt" style:font-weight-complex="normal"/>
    </style:style>
    <style:style style:name="P10" style:family="paragraph" style:parent-style-name="Standard" style:list-style-name="L1">
      <style:paragraph-properties fo:text-align="start" style:justify-single-word="false"/>
      <style:text-properties style:font-name="Times New Roman" fo:font-size="12pt" style:text-underline-style="none" fo:font-weight="normal" officeooo:rsid="00fd7ba5" officeooo:paragraph-rsid="010ca3d2" style:font-size-asian="12pt" style:font-weight-asian="normal" style:font-size-complex="12pt" style:font-weight-complex="normal"/>
    </style:style>
    <style:style style:name="P11" style:family="paragraph" style:parent-style-name="Standard" style:list-style-name="L1">
      <style:paragraph-properties fo:text-align="start" style:justify-single-word="false"/>
      <style:text-properties style:font-name="Times New Roman" fo:font-size="12pt" style:text-underline-style="none" fo:font-weight="normal" officeooo:rsid="00fd7ba5" officeooo:paragraph-rsid="010d90e7" style:font-size-asian="12pt" style:font-weight-asian="normal" style:font-size-complex="12pt" style:font-weight-complex="normal"/>
    </style:style>
    <style:style style:name="P12" style:family="paragraph" style:parent-style-name="Table_20_Contents">
      <style:paragraph-properties fo:text-align="center" style:justify-single-word="false"/>
      <style:text-properties style:font-name="Times New Roman" fo:font-size="12pt" officeooo:rsid="010d90e7" officeooo:paragraph-rsid="010d90e7" style:font-size-asian="12pt" style:font-size-complex="12pt"/>
    </style:style>
    <style:style style:name="P13" style:family="paragraph" style:parent-style-name="Table_20_Contents">
      <style:paragraph-properties fo:text-align="center" style:justify-single-word="false"/>
      <style:text-properties style:font-name="Times New Roman" fo:font-size="12pt" style:text-underline-style="solid" style:text-underline-width="auto" style:text-underline-color="font-color" officeooo:rsid="010dd248" officeooo:paragraph-rsid="010dd248" style:font-size-asian="12pt" style:font-size-complex="12pt"/>
    </style:style>
    <style:style style:name="P14" style:family="paragraph" style:parent-style-name="Table_20_Contents">
      <style:paragraph-properties fo:text-align="center" style:justify-single-word="false"/>
      <style:text-properties style:font-name="Times New Roman" fo:font-size="12pt" style:text-underline-style="solid" style:text-underline-width="auto" style:text-underline-color="font-color" officeooo:rsid="011401d8" officeooo:paragraph-rsid="011401d8" style:font-size-asian="12pt" style:font-size-complex="12pt"/>
    </style:style>
    <style:style style:name="P15" style:family="paragraph" style:parent-style-name="Table_20_Contents">
      <style:paragraph-properties fo:text-align="start" style:justify-single-word="false"/>
      <style:text-properties style:font-name="Times New Roman" fo:font-size="12pt" style:text-underline-style="solid" style:text-underline-width="auto" style:text-underline-color="font-color" officeooo:rsid="0115b9fa" officeooo:paragraph-rsid="0115b9fa" style:font-size-asian="12pt" style:font-size-complex="12pt"/>
    </style:style>
    <style:style style:name="P16" style:family="paragraph" style:parent-style-name="Table_20_Contents">
      <style:paragraph-properties fo:text-align="center" style:justify-single-word="false"/>
      <style:text-properties style:font-name="Times New Roman" fo:font-size="12pt" style:text-underline-style="solid" style:text-underline-width="auto" style:text-underline-color="font-color" officeooo:rsid="0116c2f1" officeooo:paragraph-rsid="0116c2f1" style:font-size-asian="12pt" style:font-size-complex="12pt"/>
    </style:style>
    <style:style style:name="P17" style:family="paragraph" style:parent-style-name="Table_20_Contents">
      <style:paragraph-properties fo:text-align="start" style:justify-single-word="false"/>
      <style:text-properties style:font-name="Times New Roman" fo:font-size="12pt" style:text-underline-style="solid" style:text-underline-width="auto" style:text-underline-color="font-color" officeooo:rsid="0117b75d" officeooo:paragraph-rsid="0117b75d" style:font-size-asian="12pt" style:font-size-complex="12pt"/>
    </style:style>
    <style:style style:name="P18" style:family="paragraph" style:parent-style-name="Table_20_Contents">
      <style:paragraph-properties fo:text-align="center" style:justify-single-word="false"/>
      <style:text-properties style:font-name="Times New Roman" fo:font-size="12pt" style:text-underline-style="solid" style:text-underline-width="auto" style:text-underline-color="font-color" officeooo:rsid="011a3e1d" officeooo:paragraph-rsid="011a3e1d" style:font-size-asian="12pt" style:font-size-complex="12pt"/>
    </style:style>
    <style:style style:name="P19" style:family="paragraph" style:parent-style-name="Table_20_Contents">
      <style:paragraph-properties fo:text-align="start" style:justify-single-word="false"/>
      <style:text-properties style:font-name="Times New Roman" fo:font-size="12pt" style:text-underline-style="solid" style:text-underline-width="auto" style:text-underline-color="font-color" officeooo:rsid="011be035" officeooo:paragraph-rsid="011be035" style:font-size-asian="12pt" style:font-size-complex="12pt"/>
    </style:style>
    <style:style style:name="P20" style:family="paragraph" style:parent-style-name="Table_20_Contents">
      <style:paragraph-properties fo:text-align="center" style:justify-single-word="false"/>
      <style:text-properties style:font-name="Times New Roman" fo:font-size="12pt" style:text-underline-style="solid" style:text-underline-width="auto" style:text-underline-color="font-color" officeooo:rsid="011ecf3c" officeooo:paragraph-rsid="011ecf3c" style:font-size-asian="12pt" style:font-size-complex="12pt"/>
    </style:style>
    <style:style style:name="P21" style:family="paragraph" style:parent-style-name="Table_20_Contents">
      <style:paragraph-properties fo:text-align="center" style:justify-single-word="false"/>
      <style:text-properties style:font-name="Times New Roman" fo:font-size="12pt" style:text-underline-style="solid" style:text-underline-width="auto" style:text-underline-color="font-color" officeooo:rsid="011ecf3c" officeooo:paragraph-rsid="0124571d" style:font-size-asian="12pt" style:font-size-complex="12pt"/>
    </style:style>
    <style:style style:name="P22" style:family="paragraph" style:parent-style-name="Table_20_Contents">
      <style:paragraph-properties fo:text-align="start" style:justify-single-word="false"/>
      <style:text-properties style:font-name="Times New Roman" fo:font-size="12pt" style:text-underline-style="solid" style:text-underline-width="auto" style:text-underline-color="font-color" officeooo:rsid="01203533" officeooo:paragraph-rsid="01203533" style:font-size-asian="12pt" style:font-size-complex="12pt"/>
    </style:style>
    <style:style style:name="P23" style:family="paragraph" style:parent-style-name="Table_20_Contents">
      <style:paragraph-properties fo:text-align="start" style:justify-single-word="false"/>
      <style:text-properties style:font-name="Times New Roman" fo:font-size="12pt" style:text-underline-style="solid" style:text-underline-width="auto" style:text-underline-color="font-color" officeooo:rsid="01218f32" officeooo:paragraph-rsid="01218f32" style:font-size-asian="12pt" style:font-size-complex="12pt"/>
    </style:style>
    <style:style style:name="P24" style:family="paragraph" style:parent-style-name="Table_20_Contents">
      <style:paragraph-properties fo:text-align="start" style:justify-single-word="false"/>
      <style:text-properties style:font-name="Times New Roman" fo:font-size="12pt" style:text-underline-style="solid" style:text-underline-width="auto" style:text-underline-color="font-color" officeooo:rsid="0124571d" officeooo:paragraph-rsid="0124571d" style:font-size-asian="12pt" style:font-size-complex="12pt"/>
    </style:style>
    <style:style style:name="P25" style:family="paragraph" style:parent-style-name="Table_20_Contents">
      <style:paragraph-properties fo:text-align="start" style:justify-single-word="false"/>
      <style:text-properties style:font-name="Times New Roman" fo:font-size="12pt" style:text-underline-style="solid" style:text-underline-width="auto" style:text-underline-color="font-color" officeooo:rsid="012551a4" officeooo:paragraph-rsid="012551a4" style:font-size-asian="12pt" style:font-size-complex="12pt"/>
    </style:style>
    <style:style style:name="P26" style:family="paragraph" style:parent-style-name="Table_20_Contents">
      <style:paragraph-properties fo:text-align="center" style:justify-single-word="false"/>
      <style:text-properties style:font-name="Times New Roman" fo:font-size="12pt" style:text-underline-style="solid" style:text-underline-width="auto" style:text-underline-color="font-color" officeooo:rsid="0127aace" officeooo:paragraph-rsid="0127aace" style:font-size-asian="12pt" style:font-size-complex="12pt"/>
    </style:style>
    <style:style style:name="P27" style:family="paragraph" style:parent-style-name="Table_20_Contents">
      <style:paragraph-properties fo:text-align="start" style:justify-single-word="false"/>
      <style:text-properties style:font-name="Times New Roman" fo:font-size="12pt" style:text-underline-style="solid" style:text-underline-width="auto" style:text-underline-color="font-color" officeooo:rsid="01288ab3" officeooo:paragraph-rsid="01288ab3" style:font-size-asian="12pt" style:font-size-complex="12pt"/>
    </style:style>
    <style:style style:name="P28" style:family="paragraph" style:parent-style-name="Table_20_Contents">
      <style:paragraph-properties fo:text-align="center" style:justify-single-word="false"/>
      <style:text-properties style:font-name="Times New Roman" fo:font-size="12pt" style:text-underline-style="solid" style:text-underline-width="auto" style:text-underline-color="font-color" officeooo:rsid="012b1ecc" officeooo:paragraph-rsid="012b1ecc" style:font-size-asian="12pt" style:font-size-complex="12pt"/>
    </style:style>
    <style:style style:name="P29" style:family="paragraph" style:parent-style-name="Table_20_Contents">
      <style:paragraph-properties fo:text-align="start" style:justify-single-word="false"/>
      <style:text-properties style:font-name="Times New Roman" fo:font-size="12pt" style:text-underline-style="solid" style:text-underline-width="auto" style:text-underline-color="font-color" officeooo:rsid="012bc1b7" officeooo:paragraph-rsid="012bc1b7" style:font-size-asian="12pt" style:font-size-complex="12pt"/>
    </style:style>
    <style:style style:name="P30" style:family="paragraph" style:parent-style-name="Table_20_Contents">
      <style:paragraph-properties fo:text-align="start" style:justify-single-word="false"/>
      <style:text-properties style:font-name="Times New Roman" fo:font-size="12pt" style:text-underline-style="none" officeooo:rsid="01104153" officeooo:paragraph-rsid="01104153" style:font-size-asian="12pt" style:font-size-complex="12pt"/>
    </style:style>
    <style:style style:name="P31" style:family="paragraph" style:parent-style-name="Table_20_Contents">
      <style:paragraph-properties fo:text-align="start" style:justify-single-word="false"/>
      <style:text-properties style:font-name="Times New Roman" fo:font-size="12pt" style:text-underline-style="none" officeooo:rsid="0117b75d" officeooo:paragraph-rsid="0117b75d" style:font-size-asian="12pt" style:font-size-complex="12pt"/>
    </style:style>
    <style:style style:name="P32" style:family="paragraph" style:parent-style-name="Table_20_Contents">
      <style:paragraph-properties fo:text-align="start" style:justify-single-word="false"/>
      <style:text-properties style:font-name="Times New Roman" fo:font-size="12pt" style:text-underline-style="none" officeooo:rsid="0118f2a7" officeooo:paragraph-rsid="0118f2a7" style:font-size-asian="12pt" style:font-size-complex="12pt"/>
    </style:style>
    <style:style style:name="P33" style:family="paragraph" style:parent-style-name="Table_20_Contents">
      <style:paragraph-properties fo:text-align="start" style:justify-single-word="false"/>
      <style:text-properties style:font-name="Times New Roman" fo:font-size="12pt" style:text-underline-style="none" officeooo:rsid="012a594c" officeooo:paragraph-rsid="012a594c" style:font-size-asian="12pt" style:font-size-complex="12pt"/>
    </style:style>
    <style:style style:name="P34" style:family="paragraph" style:parent-style-name="Table_20_Contents">
      <style:paragraph-properties fo:text-align="start" style:justify-single-word="false"/>
      <style:text-properties style:font-name="Times New Roman" fo:font-size="12pt" style:text-underline-style="none" officeooo:rsid="012e0bfa" officeooo:paragraph-rsid="012e0bfa" style:font-size-asian="12pt" style:font-size-complex="12pt"/>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style:text-underline-style="none" officeooo:rsid="011d2848"/>
    </style:style>
    <style:style style:name="T4" style:family="text">
      <style:text-properties style:text-underline-style="none" officeooo:rsid="011ea383"/>
    </style:style>
    <style:style style:name="T5" style:family="text">
      <style:text-properties style:text-underline-style="none" officeooo:rsid="01226744"/>
    </style:style>
    <style:style style:name="T6" style:family="text">
      <style:text-properties style:text-underline-style="none" officeooo:rsid="01258e88"/>
    </style:style>
    <style:style style:name="T7" style:family="text">
      <style:text-properties style:text-underline-style="none" officeooo:rsid="0125b7ae"/>
    </style:style>
    <style:style style:name="T8" style:family="text">
      <style:text-properties style:text-underline-style="none" officeooo:rsid="012f3331"/>
    </style:style>
    <style:style style:name="T9" style:family="text">
      <style:text-properties style:text-underline-style="none" officeooo:rsid="0130d111"/>
    </style:style>
    <style:style style:name="T10" style:family="text">
      <style:text-properties officeooo:rsid="00fb25fc"/>
    </style:style>
    <style:style style:name="T11" style:family="text">
      <style:text-properties officeooo:rsid="00fcf72c"/>
    </style:style>
    <style:style style:name="T12" style:family="text">
      <style:text-properties officeooo:rsid="0100914e"/>
    </style:style>
    <style:style style:name="T13" style:family="text">
      <style:text-properties officeooo:rsid="01059b7f"/>
    </style:style>
    <style:style style:name="T14" style:family="text">
      <style:text-properties officeooo:rsid="01109eba"/>
    </style:style>
    <style:style style:name="T15" style:family="text">
      <style:text-properties officeooo:rsid="011262fb"/>
    </style:style>
    <style:style style:name="T16" style:family="text">
      <style:text-properties style:text-underline-style="solid" style:text-underline-width="auto" style:text-underline-color="font-color"/>
    </style:style>
    <style:style style:name="T17" style:family="text">
      <style:text-properties style:text-underline-style="solid" style:text-underline-width="auto" style:text-underline-color="font-color" officeooo:rsid="011262fb"/>
    </style:style>
    <style:style style:name="T18" style:family="text">
      <style:text-properties officeooo:rsid="01191b58"/>
    </style:style>
    <style:style style:name="T19" style:family="text">
      <style:text-properties officeooo:rsid="011d2848"/>
    </style:style>
    <style:style style:name="T20" style:family="text">
      <style:text-properties officeooo:rsid="012f1a4a"/>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ulture et histoire des peuples d’Europe de l’Est</text:p>
      <text:p text:style-name="P2"/>
      <text:p text:style-name="P2"/>
      <text:p text:style-name="P3">Objectif du cours :<text:span text:style-name="T1"> </text:span><text:span text:style-name="T2">Réfléchir sur l’héritage européen commun dans la construction de l’identité culturelle ; définir la continuité historique européenne et les origines des divergences culturelles.</text:span></text:p>
      <text:p text:style-name="P4"/>
      <text:p text:style-name="P5"/>
      <text:p text:style-name="P6">« Qu’est-ce que communiquer ?Transmettre une information à travers l’espace. <text:line-break/>Qu’est-ce que <text:span text:style-name="T10">transmettre ? Transmettre une information à travers le temps. »</text:span></text:p>
      <text:p text:style-name="P6"><text:tab/><text:tab/><text:tab/><text:tab/><text:tab/><text:tab/><text:tab/><text:tab/><text:tab/>- <text:span text:style-name="T11">Régis Debré</text:span></text:p>
      <text:p text:style-name="P6"/>
      <text:p text:style-name="P6"/>
      <text:p text:style-name="P7">Afin de parler d’Europe actuelle on va parcourir son histoire d’après la deuxième guerre mondiale.</text:p>
      <text:p text:style-name="P7">Trois étapes :<text:line-break/></text:p>
      <text:list xml:id="list2683235064" text:style-name="L1">
        <text:list-item>
          <text:p text:style-name="P9">Fin de la 2ème guerre mondiale :</text:p>
          <text:p text:style-name="P9"><text:span text:style-name="T12">Grâce à la coopération des forces alliées, le nazisme est vaincu et l’Europe est libérée.<text:line-break/>Un des tournants de la guerre est la bataille de Stalingrad de 1943.<text:line-break/>Cette coopération alliée n’a cependant pas durée longtemps, elle prend fin à la conférence de Yalta en 1945.<text:line-break/>Le résultat de cette conférence est la mise en place d’une confrontation des deux idéologies, elle sera définitivement confirmée par la construction du mur de Berlin de 1961 à 1968 (avec mise en place d’un mur de quatre mètres en 1968).<text:line-break/>Cette confrontation est désignée comme Guerre Froide, elle est caractérisée par le conflit idéologique, la course aux armements, l’espionnage et les différents chamboulements politiques.<text:line-break/>L’Europe occidentale après avoir cédé une vaste zone d’influence au sein de l’Europe orientale (Pologne, Tchécoslovaquie, Hongrie), et la zone intermédiaire de la Yougoslavie aux régimes communistes &amp; socialistes, avait peur de l’expansion des idées communistes sur son territoire.<text:line-break/>La fin de la deuxième guerre mondiale a amené un besoin de créer des organismes internationaux qui seraient en mesure de faire la police dans le monde pour maintenir la paix et les intérêts publics. Pour ce genre de besoins il y a l’ONU, tant bien que mal, l’ONU continu à maintenir sa fonction initiale.</text:span><text:line-break/></text:p>
        </text:list-item>
        <text:list-item>
          <text:p text:style-name="P10">- Fin de la guerre froide, chute du communisme :<text:line-break/><text:span text:style-name="T13">L’Europe occidentale a besoin de ressources et met en place des économies mutuelles afin de reconstruire les pays le plus rapidement possible. Cette reconstruction s’est avérée possible uniquement grâce aux efforts communs.<text:line-break/>C’est ainsi que Schuman et Adenauer sont parvenus à l’idée de la création de la CECA. C’est après cela que s’est fait le pacte de Varsovie, et que commence l’affrontement de deux Europes et deux idéologies (USA et Europe VS URSS).<text:line-break/>La guerre froide est un affrontement stratégique et politique qui se développe à la fin de la deuxième guerre mondiale entre deux camps. Le terme de guerre froide apparaît en 1947 dans un article du journaliste américain Swope, qui résumait la création de l’OTAN et la conférence de Yalta.<text:line-break/><text:line-break/></text:span><text:soft-page-break/><text:span text:style-name="T13">On peut attribuer le commencement de la guerre froide à l’URSS ou au camp US et ses alliés, selon deux versions différentes :<text:line-break/>- La guerre froide est initiée suite à la mise en place de régimes soviétiques au détriment d’élections libres dans les pays libérés par l’URSS.</text:span></text:p>
          <text:p text:style-name="P11"><text:span text:style-name="T13">- La deuxième version considère la création de l’OTAN comme ayant poussé les soviétiques à la création du pacte de Varsovie.<text:line-break/>Pour rester neutre, la mise en place du communisme dans l’Europe était contre l’idéologie américaine ce qui a poussé les américains à une logique d’affrontement.<text:line-break/><text:line-break/></text:span></text:p>
        </text:list-item>
      </text:list>
      <table:table table:name="Tableau1" table:style-name="Tableau1">
        <table:table-column table:style-name="Tableau1.A" table:number-columns-repeated="2"/>
        <table:table-row>
          <table:table-cell table:style-name="Tableau1.A1" office:value-type="string">
            <text:p text:style-name="P12">Ouest</text:p>
          </table:table-cell>
          <table:table-cell table:style-name="Tableau1.B1" office:value-type="string">
            <text:p text:style-name="P12">Est</text:p>
          </table:table-cell>
        </table:table-row>
        <table:table-row>
          <table:table-cell table:style-name="Tableau1.A2" office:value-type="string">
            <text:p text:style-name="P13">Politique :</text:p>
            <text:p text:style-name="P30">Capitalisme, politique gouvernementale et économique fondée sur l’entreprise privée, <text:span text:style-name="T14">dans laquelle l’individu contrôle les services et les moyens de production.<text:line-break/>L’individu dispose donc d’une responsabilité individuelle.<text:line-break/>En </text:span><text:span text:style-name="T17">1943</text:span><text:span text:style-name="T15"> Franklin Delano Roosvelt signe un projet d’administration de la France fédérée, donnant au commandement suprême alliée toute autorité sur la territoire et prévoyant le remplacement du Franc par le dollars. Il s’agit du plan AMGOT (Allied Military Grant of Occupied Territory).<text:line-break/>Ce plan fut déjoué grâce à Charles De Gaulle à la fin de 1944.<text:line-break/></text:span></text:p>
          </table:table-cell>
          <table:table-cell table:style-name="Tableau1.B2" office:value-type="string">
            <text:p text:style-name="P14">Politique <text:span text:style-name="T1">:</text:span></text:p>
            <text:p text:style-name="P15"><text:span text:style-name="T1">Communisme et politique gouvernementale fondée sur la centralisation des services et moyens de production dans les mains de l’État.</text:span></text:p>
          </table:table-cell>
        </table:table-row>
        <table:table-row>
          <table:table-cell table:style-name="Tableau1.A2" office:value-type="string">
            <text:p text:style-name="P16">Culture :</text:p>
            <text:p text:style-name="P17">Plan Fulbright :</text:p>
            <text:p text:style-name="P32">Pour la « reconstruction intellectuelle » du l’Europe. <text:line-break/>En <text:span text:style-name="T16">1946 Accords Blum-Byrnes</text:span>, <text:span text:style-name="T18">abandon des quotas pour la production cinématographique américaine, mais aussi livres, spectacles, musiques... mis en place par Vichy, en échange une partie de la dette française envers les USA est effacée.</text:span></text:p>
            <text:p text:style-name="P31"/>
          </table:table-cell>
          <table:table-cell table:style-name="Tableau1.B2" office:value-type="string">
            <text:p text:style-name="P18">Culture :</text:p>
            <text:p text:style-name="P19">Doctrine Jd<text:span text:style-name="T19">anov :</text:span><text:span text:style-name="T3"><text:line-break/></text:span><text:span text:style-name="T4">Consiste à censurer toute œuvre artistique qui ne correspond pas à la vision idéologique officielle.</text:span></text:p>
          </table:table-cell>
        </table:table-row>
        <table:table-row>
          <table:table-cell table:style-name="Tableau1.A2" office:value-type="string">
            <text:p text:style-name="P20">Économie :</text:p>
            <text:p text:style-name="P22">Plan Marshall :</text:p>
            <text:p text:style-name="P23"><text:span text:style-name="T1">En 1948, lancé par les USA pour aider les pays dévastés par la deuxième guerre mondiale.<text:line-break/></text:span><text:span text:style-name="T5">Treize milliards de dollars destinés aux pays européens non communiste, ou pour tout pays communiste voulant changer de camp.</text:span></text:p>
          </table:table-cell>
          <table:table-cell table:style-name="Tableau1.B2" office:value-type="string">
            <text:p text:style-name="P21">Économie :</text:p>
            <text:p text:style-name="P24">COMECON (Conseil d’assistance économique mutuelle) <text:span text:style-name="T1">:</text:span></text:p>
            <text:p text:style-name="P25"><text:span text:style-name="T1">1949, cet organisme fut créer pour contrecarrer les effets du plan Marshall. Il fut adopté par l’URSS, RDA, Pologne, Bulgarie, Tchécoslovaquie, Roumanie, Mongolie et l’Albanie (jusque 19</text:span><text:span text:style-name="T6">61).<text:line-break/></text:span><text:span text:style-name="T7">Ce plan ne propose pas d’argent, mais est basé sur la spécialisation des économies nationales pour </text:span><text:soft-page-break/><text:span text:style-name="T7">rebuter les pays socialistes endommagés par la guerre.<text:line-break/></text:span><text:span text:style-name="T8">Le </text:span><text:span text:style-name="T9">COMECON est dissous en 1990.</text:span></text:p>
          </table:table-cell>
        </table:table-row>
        <table:table-row>
          <table:table-cell table:style-name="Tableau1.A2" office:value-type="string">
            <text:p text:style-name="P26">Militaire <text:span text:style-name="T1">:</text:span></text:p>
            <text:p text:style-name="P27">OTAN (1949) :</text:p>
            <text:p text:style-name="P33">Alliance militaire défensive dont l’objectif est de contrer une éventuelle attaque soviétique en Europe occidentale (USA, Canada, France, Belgique, Grande-Bretagne, Italie, Islande, Pays-Bas, Luxembourg et Portugal).</text:p>
          </table:table-cell>
          <table:table-cell table:style-name="Tableau1.B2" office:value-type="string">
            <text:p text:style-name="P28">Militaire :</text:p>
            <text:p text:style-name="P29">Pacte de Varsovie (1955) :</text:p>
            <text:p text:style-name="P34">Organisme militaire équivalent à l’OTAN, dont l’URSS garde un contrôle serré sur ces membres, car ils restent leurs fournisseurs uniques en armement. Il s’agit des même membres que le COMECON, moins l’Albanie en 1968.<text:line-break/><text:span text:style-name="T20">Le pacte est dissous en 1991.</text:span></text:p>
          </table:table-cell>
        </table:table-row>
      </table:table>
      <text:list xml:id="list174554203260026" text:continue-numbering="true" text:style-name="L1">
        <text:list-header>
          <text:p text:style-name="P11"><text:span text:style-name="T13"><text:line-break/><text:line-break/>Lorsque le mur tombe le 8 décembre 1991, le démembrement de l’URSS commence, en 1991 et 1999 celui de la Yougoslavie à lieu et prends fin en 2008 avec la reconnaissance du Kosovo.<text:line-break/>La séparation de la Tchécoslovaquie elle a lieu en 1993.<text:line-break/><text:line-break/>Toutes ces modifications géopolitiques au sein de l’UE et de l’ex-Yougoslavie ont produit des changements aussi en Europe occidentale. Ils ont aussi complètement modifié la carte de l’Europe, avec l’accueil (à partir de 99) des pays ex-communistes au sein de l’UE et de l’OTAN.<text:line-break/>Jusqu’en 2004 ce fut les années où il y eu le plus d’adhésion de pays de l’Est. <text:line-break/></text:span></text:p>
        </text:list-header>
        <text:list-item>
          <text:p text:style-name="P9">- L’Europe élargie : 2004 à nos jours</text:p>
        </text:list-item>
      </text:list>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Eczar1" svg:font-family="Eczar"/>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Eczar" svg:font-family="Eczar" style:font-family-generic="system"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Liberation Sans1" style:font-size-asian="10.5pt" style:language-asian="zh" style:country-asian="CN" style:font-name-complex="Eczar"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Liberation Sans1" style:font-size-asian="10.5pt" style:language-asian="zh" style:country-asian="CN" style:font-name-complex="Ecza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Eczar" style:font-family-complex="Eczar"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Eczar1" style:font-family-complex="Eczar"/>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Eczar1" style:font-family-complex="Eczar"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Eczar1" style:font-family-complex="Eczar"/>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5T13:58:13.854836612</meta:creation-date>
    <dc:date>2018-11-14T17:45:01.017686718</dc:date>
    <meta:editing-duration>PT4H56M33S</meta:editing-duration>
    <meta:editing-cycles>298</meta:editing-cycles>
    <meta:generator>LibreOffice/6.1.3.2$Linux_X86_64 LibreOffice_project/10$Build-2</meta:generator>
    <meta:document-statistic meta:table-count="1" meta:image-count="0" meta:object-count="0" meta:page-count="3" meta:paragraph-count="35" meta:word-count="990" meta:character-count="6215" meta:non-whitespace-character-count="5241"/>
  </office:meta>
</office:document-meta>
</file>